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400000274E60DCA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4.499cm" table:align="margins" style:writing-mode="lr-tb"/>
    </style:style>
    <style:style style:name="Tabelle1.A" style:family="table-column">
      <style:table-column-properties style:column-width="2.799cm" style:rel-column-width="12652*"/>
    </style:style>
    <style:style style:name="Tabelle1.B" style:family="table-column">
      <style:table-column-properties style:column-width="1.711cm" style:rel-column-width="7733*"/>
    </style:style>
    <style:style style:name="Tabelle1.C" style:family="table-column">
      <style:table-column-properties style:column-width="2.099cm" style:rel-column-width="9487*"/>
    </style:style>
    <style:style style:name="Tabelle1.D" style:family="table-column">
      <style:table-column-properties style:column-width="1.789cm" style:rel-column-width="8084*"/>
    </style:style>
    <style:style style:name="Tabelle1.E" style:family="table-column">
      <style:table-column-properties style:column-width="1.813cm" style:rel-column-width="8195*"/>
    </style:style>
    <style:style style:name="Tabelle1.F" style:family="table-column">
      <style:table-column-properties style:column-width="4.288cm" style:rel-column-width="19384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F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officeooo:paragraph-rsid="002447c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4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5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  <style:text-properties fo:color="#000000" loext:opacity="100%" fo:font-size="11pt" style:font-size-asian="11pt" style:font-name-complex="Arial" style:font-size-complex="11pt"/>
    </style:style>
    <style:style style:name="P6" style:family="paragraph" style:parent-style-name="Contents_20_1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9" style:family="paragraph" style:parent-style-name="Heading_20_3">
      <style:text-properties officeooo:paragraph-rsid="00207105"/>
    </style:style>
    <style:style style:name="P10" style:family="paragraph" style:parent-style-name="Standard">
      <style:paragraph-properties fo:text-indent="0cm" style:auto-text-indent="false"/>
      <style:text-properties officeooo:paragraph-rsid="00207105"/>
    </style:style>
    <style:style style:name="P11" style:family="paragraph" style:parent-style-name="Table_20_Contents">
      <style:paragraph-properties fo:text-align="justify" style:justify-single-word="false" fo:text-indent="0cm" style:auto-text-indent="false"/>
      <style:text-properties fo:font-weight="bold" officeooo:rsid="0021e610" officeooo:paragraph-rsid="0021e610" style:font-weight-asian="bold" style:font-weight-complex="bold"/>
    </style:style>
    <style:style style:name="P12" style:family="paragraph" style:parent-style-name="Table_20_Contents">
      <style:paragraph-properties fo:text-indent="0cm" style:auto-text-indent="false"/>
      <style:text-properties fo:font-weight="bold" officeooo:rsid="0021e610" officeooo:paragraph-rsid="0021e610" style:font-weight-asian="bold" style:font-weight-complex="bold"/>
    </style:style>
    <style:style style:name="P13" style:family="paragraph" style:parent-style-name="Table_20_Contents">
      <style:paragraph-properties fo:text-indent="0cm" style:auto-text-indent="false"/>
      <style:text-properties fo:font-weight="bold" officeooo:rsid="0021cf9c" officeooo:paragraph-rsid="0021cf9c" style:font-weight-asian="bold" style:font-weight-complex="bold"/>
    </style:style>
    <style:style style:name="P14" style:family="paragraph" style:parent-style-name="Text_20_body">
      <style:paragraph-properties fo:text-indent="0cm" style:auto-text-indent="false"/>
      <style:text-properties fo:font-weight="bold" officeooo:paragraph-rsid="0021e610" style:font-weight-asian="bold" style:font-weight-complex="bold"/>
    </style:style>
    <style:style style:name="P15" style:family="paragraph" style:parent-style-name="Table_20_Contents">
      <style:text-properties officeooo:rsid="0021e610" officeooo:paragraph-rsid="0021e610"/>
    </style:style>
    <style:style style:name="P16" style:family="paragraph" style:parent-style-name="Table_20_Contents">
      <style:paragraph-properties fo:text-align="center" style:justify-single-word="false" fo:text-indent="0cm" style:auto-text-indent="false"/>
      <style:text-properties officeooo:rsid="0021e610" officeooo:paragraph-rsid="0021e610"/>
    </style:style>
    <style:style style:name="P17" style:family="paragraph" style:parent-style-name="Table_20_Contents">
      <style:paragraph-properties fo:text-indent="0cm" style:auto-text-indent="false"/>
      <style:text-properties officeooo:paragraph-rsid="0021e610"/>
    </style:style>
    <style:style style:name="P18" style:family="paragraph" style:parent-style-name="Table_20_Contents">
      <style:paragraph-properties fo:line-height="100%" fo:text-align="start" style:justify-single-word="false" fo:text-indent="0cm" style:auto-text-indent="false"/>
    </style:style>
    <style:style style:name="P19" style:family="paragraph" style:parent-style-name="Table_20_Contents">
      <style:paragraph-properties fo:text-align="center" style:justify-single-word="false" fo:text-indent="0cm" style:auto-text-indent="false"/>
      <style:text-properties officeooo:rsid="00228327" officeooo:paragraph-rsid="00228327"/>
    </style:style>
    <style:style style:name="P20" style:family="paragraph" style:parent-style-name="Text_20_body">
      <style:paragraph-properties fo:text-indent="0cm" style:auto-text-indent="false"/>
      <style:text-properties fo:font-weight="bold" officeooo:paragraph-rsid="0021e610"/>
    </style:style>
    <style:style style:name="P21" style:family="paragraph" style:parent-style-name="Heading_20_1" style:list-style-name="WWNum1">
      <style:text-properties officeooo:paragraph-rsid="00207105"/>
    </style:style>
    <style:style style:name="P22" style:family="paragraph" style:parent-style-name="Heading_20_2" style:list-style-name="WWNum1">
      <style:text-properties officeooo:paragraph-rsid="00207105"/>
    </style:style>
    <style:style style:name="P23" style:family="paragraph" style:parent-style-name="Standard" style:master-page-name="Standard">
      <style:paragraph-properties fo:text-align="start" style:justify-single-word="false" fo:text-indent="0cm" style:auto-text-indent="false" style:page-number="1"/>
    </style:style>
    <style:style style:name="P24" style:family="paragraph" style:parent-style-name="Standard" style:list-style-name="L1">
      <style:paragraph-properties fo:text-indent="0cm" style:auto-text-indent="false"/>
      <style:text-properties officeooo:paragraph-rsid="00207105"/>
    </style:style>
    <style:style style:name="P25" style:family="paragraph" style:parent-style-name="Standard" style:list-style-name="L1">
      <style:paragraph-properties fo:text-indent="0cm" style:auto-text-indent="false"/>
      <style:text-properties fo:font-weight="bold" officeooo:paragraph-rsid="00207105" style:font-weight-asian="bold" style:font-weight-complex="bold"/>
    </style:style>
    <style:style style:name="P26" style:family="paragraph" style:parent-style-name="Standard" style:list-style-name="L1">
      <style:paragraph-properties fo:text-align="justify" style:justify-single-word="false" fo:text-indent="0cm" style:auto-text-indent="false"/>
      <style:text-properties fo:font-weight="bold" officeooo:paragraph-rsid="00207105" style:font-weight-asian="bold" style:font-weight-complex="bold"/>
    </style:style>
    <style:style style:name="P27" style:family="paragraph" style:parent-style-name="Standard" style:list-style-name="L2">
      <style:paragraph-properties fo:text-indent="0cm" style:auto-text-indent="false"/>
      <style:text-properties fo:font-weight="bold" officeooo:paragraph-rsid="00207105" style:font-weight-asian="bold" style:font-weight-complex="bold"/>
    </style:style>
    <style:style style:name="P28" style:family="paragraph" style:parent-style-name="Standard" style:list-style-name="L2">
      <style:paragraph-properties fo:text-indent="0cm" style:auto-text-indent="false"/>
      <style:text-properties officeooo:paragraph-rsid="00207105"/>
    </style:style>
    <style:style style:name="P29" style:family="paragraph" style:parent-style-name="Standard">
      <style:paragraph-properties fo:text-indent="0cm" style:auto-text-indent="false"/>
      <style:text-properties officeooo:paragraph-rsid="00207105"/>
    </style:style>
    <style:style style:name="P30" style:family="paragraph" style:parent-style-name="Table_20_Contents">
      <style:paragraph-properties fo:text-indent="0cm" style:auto-text-indent="false"/>
      <style:text-properties officeooo:paragraph-rsid="0026e7bb"/>
    </style:style>
    <style:style style:name="P31" style:family="paragraph" style:parent-style-name="Table_20_Contents">
      <style:paragraph-properties fo:text-align="center" style:justify-single-word="false" fo:text-indent="0cm" style:auto-text-indent="false"/>
      <style:text-properties officeooo:paragraph-rsid="0026e7bb"/>
    </style:style>
    <style:style style:name="P32" style:family="paragraph" style:parent-style-name="Table_20_Contents">
      <style:paragraph-properties fo:text-align="center" style:justify-single-word="false" fo:text-indent="0cm" style:auto-text-indent="false"/>
    </style:style>
    <style:style style:name="T1" style:family="text">
      <style:text-properties fo:color="#000000" loext:opacity="100%" fo:font-size="11pt" style:font-size-asian="11pt" style:font-name-complex="Arial" style:font-size-complex="11pt"/>
    </style:style>
    <style:style style:name="T2" style:family="text">
      <style:text-properties fo:color="#000000" loext:opacity="100%" fo:font-size="11pt" officeooo:rsid="0013b429" style:font-size-asian="11pt" style:font-name-complex="Arial" style:font-size-complex="11pt"/>
    </style:style>
    <style:style style:name="T3" style:family="text">
      <style:text-properties officeooo:rsid="0013b429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/>
    </style:style>
    <style:style style:name="T6" style:family="text">
      <style:text-properties officeooo:rsid="00207105"/>
    </style:style>
    <style:style style:name="T7" style:family="text">
      <style:text-properties officeooo:rsid="0021e610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258ff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6f8ae"/>
    </style:style>
    <style:style style:name="T12" style:family="text">
      <style:text-properties officeooo:rsid="00273b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 loext:marker-style-name="T4"><text:span text:style-name="T4">Inhaltsverzeichnis</text:span>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2175_4134176437" text:style-name="Index_20_Link" text:visited-style-name="Index_20_Link">1. Technische Umsetzung<text:tab/>2</text:a></text:p>
          <text:p text:style-name="P7"><text:a xlink:type="simple" xlink:href="#__RefHeading___Toc2179_4134176437" text:style-name="Index_20_Link" text:visited-style-name="Index_20_Link">1.1. Auswahl der Technologien<text:tab/>2</text:a></text:p>
          <text:p text:style-name="P8"><text:a xlink:type="simple" xlink:href="#__RefHeading___Toc2937_4134176437" text:style-name="Index_20_Link" text:visited-style-name="Index_20_Link"><text:s/>1.1.1. Kriterien für die Nutzwertanalyse<text:tab/>2</text:a></text:p>
          <text:p text:style-name="P8"><text:a xlink:type="simple" xlink:href="#__RefHeading___Toc2939_4134176437" text:style-name="Index_20_Link" text:visited-style-name="Index_20_Link"><text:s/>1.1.2. Durchführung der Nutzwertanalyse<text:tab/>2</text:a></text:p>
          <text:p text:style-name="P8"><text:a xlink:type="simple" xlink:href="#__RefHeading___Toc1571_1134385854" text:style-name="Index_20_Link" text:visited-style-name="Index_20_Link"><text:s/>1.1.3. Begründung der Entscheidung<text:tab/>2</text:a></text:p>
        </text:index-body>
      </text:table-of-content>
      <text:list text:style-name="WWNum1">
        <text:list-item>
          <text:h text:style-name="P21" text:outline-level="1"><text:bookmark-start text:name="_Toc208320478"/><text:bookmark-start text:name="__RefHeading___Toc2175_4134176437"/>Technische Umsetzung<text:bookmark-end text:name="_Toc208320478"/><text:bookmark-end text:name="__RefHeading___Toc2175_4134176437"/></text:h>
          <text:list>
            <text:list-item>
              <text:h text:style-name="P22" text:outline-level="2"><text:bookmark-start text:name="_Toc208320480"/><text:bookmark-start text:name="__RefHeading___Toc2179_4134176437"/>Auswahl der Technologien<text:bookmark-end text:name="_Toc208320480"/><text:bookmark-end text:name="__RefHeading___Toc2179_4134176437"/></text:h>
            </text:list-item>
          </text:list>
        </text:list-item>
      </text:list>
      <text:p text:style-name="P10">Die Wahl der geeigneten Entwicklungsumgebung und der Werkzeuge ist entscheidend, um das Projekt im vorgegebenen Zeitrahmen und mit der geforderten Qualität umzusetzen.</text:p>
      <text:h text:style-name="P9" text:outline-level="3"><text:bookmark-start text:name="__RefHeading___Toc2937_4134176437"/><text:s text:c="6"/><text:span text:style-name="T6">1</text:span>.<text:span text:style-name="T6">1</text:span>.1. <text:s text:c="2"/><text:span text:style-name="T6">Kriterien für die Nutzwertanalyse</text:span><text:bookmark-end text:name="__RefHeading___Toc2937_4134176437"/></text:h>
      <text:p text:style-name="P10">Für die objektive Auswahl wurden folgende Kriterien definiert und gewichtet (Skala 1–4):</text:p>
      <text:list text:style-name="L1">
        <text:list-item>
          <text:p text:style-name="P25">Physik-Engine (Gewichtung: 4): </text:p>
          <text:p text:style-name="P24">Da es sich um eine physikalische Simulation handelt, ist die Qualität und Stabilität der Physik-Engine das wichtigste Kriterium.</text:p>
        </text:list-item>
        <text:list-item>
          <text:p text:style-name="P25">GUI-Framework (Gewichtung: 3): </text:p>
          <text:p text:style-name="P24">Die Anforderung einer ISO-konformen Benutzeroberfläche zur Steuerung und Auswertung erfordert leistungsfähige, integrierte UI-Werkzeuge.</text:p>
        </text:list-item>
        <text:list-item>
          <text:p text:style-name="P25">Programmiersprache (Gewichtung: 2): </text:p>
          <text:p text:style-name="P24">Die Unterstützung einer performanten Sprache ist wichtig für die Optimierung auf Schulrechnern, wird aber niedriger gewichtet als die Kernfeatures der Engine.</text:p>
        </text:list-item>
        <text:list-item>
          <text:p text:style-name="P25">Dokumentation &amp; Community (Gewichtung: 2): </text:p>
          <text:p text:style-name="P24">Wichtig für die Problemlösung während der Entwicklung.</text:p>
        </text:list-item>
        <text:list-item>
          <text:p text:style-name="P26">Einarbeitungszeit (Gewichtung: 1): </text:p>
          <text:p text:style-name="P24">Da die technische Eignung im Vordergrund steht, wird der Einarbeitungsaufwand als weniger kritisch eingestuft.</text:p>
        </text:list-item>
      </text:list>
      <text:h text:style-name="P9" text:outline-level="3"><text:bookmark-start text:name="__RefHeading___Toc2939_4134176437"/><text:s text:c="6"/><text:span text:style-name="T6">1</text:span>.<text:span text:style-name="T6">1</text:span>.2. <text:s text:c="2"/>Durchführung der Nutzwertanalyse<text:bookmark-end text:name="__RefHeading___Toc2939_4134176437"/></text:h>
      <text:p text:style-name="P10">Verglichen wurde<text:span text:style-name="T12">n die Engines,</text:span> Unreal Engine 5, Unity und Godot. Die Bewertung erfolgt auf einer Skala von 1 (ungenügend) bis 3 (sehr gut).</text:p>
      <text:p text:style-name="P10"/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13">Kriterium</text:p>
          </table:table-cell>
          <table:table-cell table:style-name="Tabelle1.A1" office:value-type="string">
            <text:p text:style-name="P12">Gewicht-</text:p>
            <text:p text:style-name="P12">ung</text:p>
          </table:table-cell>
          <table:table-cell table:style-name="Tabelle1.A1" office:value-type="string">
            <text:p text:style-name="P12">Unreal Engine</text:p>
          </table:table-cell>
          <table:table-cell table:style-name="Tabelle1.A1" office:value-type="string">
            <text:p text:style-name="P12">Unity</text:p>
          </table:table-cell>
          <table:table-cell table:style-name="Tabelle1.A1" office:value-type="string">
            <text:p text:style-name="P12">Godot</text:p>
          </table:table-cell>
          <table:table-cell table:style-name="Tabelle1.F1" office:value-type="string">
            <text:p text:style-name="P12">Begründung</text:p>
          </table:table-cell>
        </table:table-row>
        <table:table-row>
          <table:table-cell table:style-name="Tabelle1.A2" office:value-type="string">
            <text:p text:style-name="P12"/>
            <text:p text:style-name="P12">Physik-Engine</text:p>
          </table:table-cell>
          <table:table-cell table:style-name="Tabelle1.A2" office:value-type="string">
            <text:p text:style-name="P16"/>
            <text:p text:style-name="P16">4</text:p>
          </table:table-cell>
          <table:table-cell table:style-name="Tabelle1.A2" office:value-type="string">
            <text:p text:style-name="P31"><text:span text:style-name="T10">3</text:span><text:span text:style-name="T5"> </text:span></text:p>
            <text:p text:style-name="P30">(Chaos Physics)</text:p>
          </table:table-cell>
          <table:table-cell table:style-name="Tabelle1.A2" office:value-type="string">
            <text:p text:style-name="P31">2 </text:p>
            <text:p text:style-name="P30">(PhysX)</text:p>
          </table:table-cell>
          <table:table-cell table:style-name="Tabelle1.A2" office:value-type="string">
            <text:p text:style-name="P31">1 </text:p>
            <text:p text:style-name="P30">(Basis)</text:p>
          </table:table-cell>
          <table:table-cell table:style-name="Tabelle1.F2" office:value-type="string">
            <text:p text:style-name="P18">Unreal bietet mit <text:span text:style-name="T8">Chaos</text:span> <text:span text:style-name="T12">Physics </text:span>die robusteste integrierte Lösung für komplexe Interaktionen.</text:p>
          </table:table-cell>
        </table:table-row>
        <text:soft-page-break/>
        <table:table-row>
          <table:table-cell table:style-name="Tabelle1.A2" office:value-type="string">
            <text:p text:style-name="P11">GUI-Framework</text:p>
          </table:table-cell>
          <table:table-cell table:style-name="Tabelle1.A2" office:value-type="string">
            <text:p text:style-name="P16"/>
            <text:p text:style-name="P16">3</text:p>
          </table:table-cell>
          <table:table-cell table:style-name="Tabelle1.A2" office:value-type="string">
            <text:p text:style-name="P31"><text:span text:style-name="T10">3</text:span> </text:p>
            <text:p text:style-name="P30">(UMG)</text:p>
          </table:table-cell>
          <table:table-cell table:style-name="Tabelle1.A2" office:value-type="string">
            <text:p text:style-name="P31">2</text:p>
            <text:p text:style-name="P30">(UI Toolkit)</text:p>
          </table:table-cell>
          <table:table-cell table:style-name="Tabelle1.A2" office:value-type="string">
            <text:p text:style-name="P31">2</text:p>
            <text:p text:style-name="P30">(Control Nodes)</text:p>
          </table:table-cell>
          <table:table-cell table:style-name="Tabelle1.F2" office:value-type="string">
            <text:p text:style-name="P18">Das <text:span text:style-name="T8">Unreal Motion Graphics</text:span> Framework bietet einen visuellen Designer, der ideal für Menüs und HUDs ist.</text:p>
          </table:table-cell>
        </table:table-row>
        <table:table-row>
          <table:table-cell table:style-name="Tabelle1.A2" office:value-type="string">
            <text:p text:style-name="P20">Programmier-sprache</text:p>
          </table:table-cell>
          <table:table-cell table:style-name="Tabelle1.A2" office:value-type="string">
            <text:p text:style-name="P19"/>
            <text:p text:style-name="P19">2</text:p>
          </table:table-cell>
          <table:table-cell table:style-name="Tabelle1.A2" office:value-type="string">
            <text:p text:style-name="P31"><text:span text:style-name="T10">3</text:span> </text:p>
            <text:p text:style-name="P30">(C++ /</text:p>
            <text:p text:style-name="P17"><text:span text:style-name="T7">Blueprint</text:span>)</text:p>
          </table:table-cell>
          <table:table-cell table:style-name="Tabelle1.A2" office:value-type="string">
            <text:p text:style-name="P31">1 </text:p>
            <text:p text:style-name="P30">(C#)</text:p>
          </table:table-cell>
          <table:table-cell table:style-name="Tabelle1.A2" office:value-type="string">
            <text:p text:style-name="P31">2</text:p>
            <text:p text:style-name="P30">(C++/GDScript)</text:p>
          </table:table-cell>
          <table:table-cell table:style-name="Tabelle1.F2" office:value-type="string">
            <text:p text:style-name="P18">Der Hybrid-Ansatz vereint maximale Performance mit schneller Iteration.</text:p>
          </table:table-cell>
        </table:table-row>
        <table:table-row>
          <table:table-cell table:style-name="Tabelle1.A2" office:value-type="string">
            <text:p text:style-name="P20">Dokumentation&amp; Community</text:p>
          </table:table-cell>
          <table:table-cell table:style-name="Tabelle1.A2" office:value-type="string">
            <text:p text:style-name="P16"/>
            <text:p text:style-name="P16">2</text:p>
          </table:table-cell>
          <table:table-cell table:style-name="Tabelle1.A2" office:value-type="string">
            <text:p text:style-name="P31"><text:span text:style-name="T10">3</text:span> </text:p>
            <text:p text:style-name="P30">(Sehr gut)</text:p>
          </table:table-cell>
          <table:table-cell table:style-name="Tabelle1.A2" office:value-type="string">
            <text:p text:style-name="P31">3</text:p>
            <text:p text:style-name="P30">(Sehr gut)</text:p>
          </table:table-cell>
          <table:table-cell table:style-name="Tabelle1.A2" office:value-type="string">
            <text:p text:style-name="P31">2 </text:p>
            <text:p text:style-name="P30">(Gut)</text:p>
          </table:table-cell>
          <table:table-cell table:style-name="Tabelle1.F2" office:value-type="string">
            <text:p text:style-name="P18">Exzellente offizielle Dokumentation und riesige Community bei Unreal.</text:p>
          </table:table-cell>
        </table:table-row>
        <table:table-row>
          <table:table-cell table:style-name="Tabelle1.A2" office:value-type="string">
            <text:p text:style-name="P20">Einarbeitungs-zeit</text:p>
          </table:table-cell>
          <table:table-cell table:style-name="Tabelle1.A2" office:value-type="string">
            <text:p text:style-name="P16">1</text:p>
          </table:table-cell>
          <table:table-cell table:style-name="Tabelle1.A2" office:value-type="string">
            <text:p text:style-name="P32"><text:span text:style-name="T10">3</text:span> (Vor<text:span text:style-name="T7">wissen</text:span>)</text:p>
          </table:table-cell>
          <table:table-cell table:style-name="Tabelle1.A2" office:value-type="string">
            <text:p text:style-name="P31">2 </text:p>
            <text:p text:style-name="P30">(Basis)</text:p>
          </table:table-cell>
          <table:table-cell table:style-name="Tabelle1.A2" office:value-type="string">
            <text:p text:style-name="P31">1 </text:p>
            <text:p text:style-name="P30">(Keine)</text:p>
          </table:table-cell>
          <table:table-cell table:style-name="Tabelle1.F2" office:value-type="string">
            <text:p text:style-name="P18">Vorkenntnisse sind vorhanden.</text:p>
          </table:table-cell>
        </table:table-row>
        <table:table-row>
          <table:table-cell table:style-name="Tabelle1.A2" office:value-type="string">
            <text:p text:style-name="P14">Gesamtnutz-wert</text:p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9">36</text:p>
          </table:table-cell>
          <table:table-cell table:style-name="Tabelle1.A2" office:value-type="string">
            <text:p text:style-name="P19">26</text:p>
          </table:table-cell>
          <table:table-cell table:style-name="Tabelle1.A2" office:value-type="string">
            <text:p text:style-name="P19">19</text:p>
          </table:table-cell>
          <table:table-cell table:style-name="Tabelle1.F2" office:value-type="string">
            <text:p text:style-name="Table_20_Contents"/>
          </table:table-cell>
        </table:table-row>
      </table:table>
      <text:p text:style-name="P10">(Berechnung: Summe aus [Bewertung x Gewichtung])</text:p>
      <text:h text:style-name="P9" text:outline-level="3"><text:bookmark-start text:name="__RefHeading___Toc1571_1134385854"/><text:span text:style-name="T6"><text:s text:c="6"/>1</text:span>.<text:span text:style-name="T6">1</text:span>.<text:span text:style-name="T6">3</text:span>. <text:s text:c="2"/><text:span text:style-name="T6">Begründung der Entscheidung</text:span><text:bookmark-end text:name="__RefHeading___Toc1571_1134385854"/></text:h>
      <text:p text:style-name="P10">Basierend auf der Nutzwertanalyse fiel die Entscheidung eindeutig auf die Unreal Engine 5.</text:p>
      <text:p text:style-name="P10">Neben den persönlichen Vorkenntnissen war die Eignung der Programmiersprachen-Architektur ausschlaggebend, <text:span text:style-name="T11">sowie auch die bereitgestellte Physik-Engine</text:span>. Unreal ermöglicht einen hybriden Entwicklungsansatz, der die spezifischen Anforderungen des Projekts optimal abdeckt:</text:p>
      <text:list text:style-name="L2">
        <text:list-item>
          <text:p text:style-name="P27">C++ für Performance: </text:p>
          <text:p text:style-name="P28">Die performancekritische Kernlogik der Murmel (Physikberechnungen, Parameter-Updates) wird in C++ implementiert. Dies gewährleistet die geforderte Lauffähigkeit auf den leistungsschwächeren Schulrechnern.</text:p>
        </text:list-item>
        <text:list-item>
          <text:p text:style-name="P27">Blueprints für Effizienz: </text:p>
          <text:p text:style-name="P28">Für die Benutzeroberfläche (UI) und High-Level-Logik wird das visuelle Scripting-System "Blueprints" verwendet. Dies ermöglicht eine extrem schnelle Entwicklung und Anpassung der GUI-Elemente (Slider, Diagramme), was in reinem C++ unverhältnismäßig aufwendig wäre.</text:p>
        </text:list-item>
      </text:list>
      <text:p text:style-name="P10">Dieser Mix aus Hardwarenähe (C++) und Entwicklungseffizienz (Blueprints) ist das Al<text:span text:style-name="T9">l</text:span>einstellungsmerkmal, das zur Wahl der Unreal Engine führ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de" fo:country="DE" style:letter-kerning="true" style:font-name-asian="Aptos1" style:font-family-asian="Aptos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423cm" fo:margin-bottom="0.212cm" style:contextual-spacing="false" fo:text-align="start" style:justify-single-word="false" fo:text-indent="0cm" style:auto-text-indent="false" fo:break-before="page" fo:keep-with-next="always"/>
      <style:text-properties fo:color="#000000" loext:opacity="100%" fo:font-size="18pt" fo:font-weight="bold" style:font-name-asian="Aptos1" style:font-family-asian="Aptos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20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212cm" fo:margin-bottom="0.106cm" style:contextual-spacing="false" fo:text-align="start" style:justify-single-word="false" fo:keep-together="always" fo:text-indent="0cm" style:auto-text-indent="false" fo:keep-with-next="always"/>
      <style:text-properties fo:color="#000000" loext:opacity="100%" fo:font-size="14pt" fo:font-weight="bold" style:font-name-asian="Aptos1" style:font-family-asian="Aptos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212cm" fo:margin-bottom="0.106cm" style:contextual-spacing="false" fo:text-align="start" style:justify-single-word="false" fo:text-indent="0cm" style:auto-text-indent="false" fo:keep-with-next="always"/>
      <style:text-properties fo:color="#000000" loext:opacity="100%" fo:font-size="12pt" fo:font-weight="bold" style:font-name-asian="Aptos1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text">
      <style:paragraph-properties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tertitel_20_Zchn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Zitat_20_Zchn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style:parent-style-name="Subtitle" style:class="extra">
      <style:paragraph-properties fo:margin-top="0.212cm" fo:margin-bottom="0cm" style:contextual-spacing="false" fo:line-height="100%" fo:text-align="center" style:justify-single-word="false"/>
      <style:text-properties fo:font-size="10pt" fo:font-style="italic" fo:font-weight="bold" style:font-size-asian="10pt" style:font-style-asian="italic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line-height="100%" fo:text-align="start" style:justify-single-word="false" fo:keep-together="always" fo:text-indent="0cm" style:auto-text-indent="false" fo:keep-with-next="always">
        <style:tab-stops>
          <style:tab-stop style:position="14.482cm" style:type="right" style:leader-style="dotted" style:leader-text="."/>
        </style:tab-stops>
      </style:paragraph-properties>
      <style:text-properties fo:color="#000000" loext:opacity="100%" fo:font-weight="bold" style:font-weight-asian="bold" style:font-size-complex="10pt" style:font-weight-complex="bold">
        <loext:char-complex-color loext:theme-type="dark1" loext:color-type="theme"/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9cm" fo:margin-top="0.212cm" fo:margin-bottom="0.212cm" style:contextual-spacing="false" fo:line-height="100%" fo:text-align="start" style:justify-single-word="false" fo:keep-together="always" fo:text-indent="0cm" style:auto-text-indent="false"/>
      <style:text-properties fo:color="#000000" loext:opacity="100%" style:font-size-complex="10pt">
        <loext:char-complex-color loext:theme-type="dark1" loext:color-type="theme"/>
      </style:text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8cm" fo:margin-top="0.212cm" fo:margin-bottom="0.212cm" style:contextual-spacing="false" fo:line-height="100%" fo:text-align="start" style:justify-single-word="false" fo:text-indent="0cm" style:auto-text-indent="false"/>
      <style:text-properties fo:color="#000000" loext:opacity="100%" style:font-size-complex="10pt" style:font-style-complex="italic">
        <loext:char-complex-color loext:theme-type="dark1" loext:color-type="theme"/>
      </style:text-properties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keep-together="always" fo:break-before="auto" fo:break-after="auto"/>
      <style:text-properties fo:color="#0f4761" loext:opacity="100%" style:font-name="Aptos Display" fo:font-family="'Aptos Display'" style:font-family-generic="roman" style:font-pitch="variable" fo:font-size="16pt" fo:font-weight="normal" style:letter-kerning="false" style:font-size-asian="16pt" style:language-asian="de" style:country-asian="DE" style:font-weight-asian="normal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left" style:display-name="Header left" style:family="paragraph" style:parent-style-name="Header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8pt" fo:font-weight="bold" style:font-name-asian="Aptos1" style:font-family-asian="Aptos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20pt">
        <loext:char-complex-color loext:theme-type="dark1" loext:color-type="theme"/>
      </style:text-properties>
    </style:style>
    <style:style style:name="Überschrift_20_2_20_Zchn" style:display-name="Überschrift 2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ptos1" style:font-family-asian="Aptos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6pt">
        <loext:char-complex-color loext:theme-type="dark1" loext:color-type="theme"/>
      </style:text-properties>
    </style:style>
    <style:style style:name="Überschrift_20_3_20_Zchn" style:display-name="Überschrift 3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weight="bold" style:font-name-asian="Aptos1" style:font-family-asian="Aptos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/>
      </style:text-properties>
    </style:style>
    <style:style style:name="Überschrift_20_4_20_Zchn" style:display-name="Überschrift 4 Zchn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5_20_Zchn" style:display-name="Überschrift 5 Zchn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6_20_Zchn" style:display-name="Überschrift 6 Zchn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7_20_Zchn" style:display-name="Überschrift 7 Zchn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8_20_Zchn" style:display-name="Überschrift 8 Zchn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_20_9_20_Zchn" style:display-name="Überschrift 9 Zchn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el_20_Zchn" style:display-name="Titel Zchn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Untertitel_20_Zchn" style:display-name="Untertitel Zchn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Zitat_20_Zchn" style:display-name="Zitat Zchn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Kopfzeile_20_Zchn" style:display-name="Kopfzeile Zchn" style:family="text" style:parent-style-name="Default_20_Paragraph_20_Font">
      <style:text-properties style:font-name="Times New Roman" fo:font-family="'Times New Roman'" style:font-family-generic="roman" style:font-pitch="variable" fo:font-size="11pt" style:font-size-asian="11pt"/>
    </style:style>
    <style:style style:name="Fußzeile_20_Zchn" style:display-name="Fußzeile Zchn" style:family="text" style:parent-style-name="Default_20_Paragraph_20_Font">
      <style:text-properties style:font-name="Times New Roman" fo:font-family="'Times New Roman'" style:font-family-generic="roman" style:font-pitch="variable" fo:font-size="11pt" style:font-size-asian="11pt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officeooo:paragraph-rsid="002447c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MP4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5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  <style:text-properties fo:color="#000000" loext:opacity="100%" fo:font-size="11pt" style:font-size-asian="11pt" style:font-name-complex="Arial" style:font-size-complex="11pt"/>
    </style:style>
    <style:style style:name="MT1" style:family="text">
      <style:text-properties fo:color="#000000" loext:opacity="100%" fo:font-size="11pt" officeooo:rsid="0013b429" style:font-size-asian="11pt" style:font-name-complex="Arial" style:font-size-complex="11pt"/>
    </style:style>
    <style:style style:name="MT2" style:family="text">
      <style:text-properties fo:color="#000000" loext:opacity="100%" fo:font-size="11pt" style:font-size-asian="11pt" style:font-name-complex="Arial" style:font-size-complex="11pt"/>
    </style:style>
    <style:style style:name="MT3" style:family="text">
      <style:text-properties officeooo:rsid="0013b42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.501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251cm" fo:margin-left="3.501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i" style:print-orientation="portrait" fo:margin-top="1.251cm" fo:margin-bottom="1.251cm" fo:margin-left="3.501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Bild2 Kopie 1" text:anchor-type="char" svg:x="-3.473cm" svg:y="-1.164cm" svg:width="2.986cm" svg:height="2.986cm" draw:z-index="1"><draw:image xlink:href="Pictures/100000000000027400000274E60DCAF4.png" xlink:type="simple" xlink:show="embed" xlink:actuate="onLoad" draw:mime-type="image/png"/></draw:frame><loext:content-control loext:plain-text="true" loext:alias="Titel" loext:id="-764766823"/><text:span text:style-name="MT1">Sc</text:span><text:span text:style-name="MT2">hulische Projektarbeit „Murmelsimulation – Wie beeinflussen physikalische Parameter die Murmel?“</text:span></text:p>
      </style:header>
      <style:header-first>
        <text:p text:style-name="Header"/>
      </style:header-first>
      <style:footer>
        <text:p text:style-name="MP2"/>
        <text:p text:style-name="Footer"/>
      </style:footer>
      <style:footer-first>
        <text:p text:style-name="Footer"/>
      </style:footer-first>
    </style:master-page>
    <style:master-page style:name="Converted1" style:page-layout-name="Mpm2" draw:style-name="Mdp1">
      <style:header>
        <text:p text:style-name="Standard"/>
      </style:header>
      <style:footer>
        <text:p text:style-name="MP2"/>
        <text:p text:style-name="Footer"/>
      </style:footer>
    </style:master-page>
    <style:master-page style:name="Converted2" style:page-layout-name="Mpm1" draw:style-name="Mdp1">
      <style:header>
        <text:p text:style-name="MP3"><draw:frame draw:style-name="Mfr1" draw:name="Bild2" text:anchor-type="char" svg:x="-3.473cm" svg:y="-1.164cm" svg:width="2.986cm" svg:height="2.986cm" draw:z-index="0"><draw:image xlink:href="Pictures/100000000000027400000274E60DCAF4.png" xlink:type="simple" xlink:show="embed" xlink:actuate="onLoad" draw:mime-type="image/png"/></draw:frame><text:span text:style-name="MT1">Sc</text:span><text:span text:style-name="MT2">hulische Projektarbeit „Murmelsimulation – Wie beeinflussen physikalische Parameter die Murmel?“</text:span></text:p>
      </style:header>
      <style:footer>
        <text:p text:style-name="MP2"/>
        <text:p text:style-name="MP2"/>
        <text:p text:style-name="MP4"/>
        <text:p text:style-name="MP2"><text:page-number text:select-page="current">0</text:page-number></text:p>
        <text:p text:style-name="Footer"><text:span text:style-name="MT3">Benjamin Seidel</text:span><loext:content-control loext:plain-text="true" loext:alias="Autor" loext:id="-2011130989"/></text:p>
      </style:footer>
    </style:master-page>
    <style:master-page style:name="Converted3" style:page-layout-name="Mpm3" draw:style-name="Mdp1">
      <style:header>
        <text:p text:style-name="MP5">Schulische Projektarbeit „Murmelsimulation – Wie beeinflussen physikalische Parameter die Murmel?“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09:17:00</meta:creation-date>
    <meta:initial-creator>Nico Hoffmann</meta:initial-creator>
    <dc:language>de-DE</dc:language>
    <dc:date>2025-12-09T11:55:07.577414603</dc:date>
    <meta:editing-cycles>57</meta:editing-cycles>
    <dc:title>Schulische Projektarbeit „Wahlsimulation – Wie beeinflussen externe Faktoren das Ergebnis einer Wahl“</dc:title>
    <meta:editing-duration>PT2H10M15S</meta:editing-duration>
    <meta:generator>LibreOffice/24.2.7.2$Linux_X86_64 LibreOffice_project/420$Build-2</meta:generator>
    <meta:print-date>2025-12-09T11:51:27.204811616</meta:print-date>
    <meta:printed-by>PDF-Dateien</meta:printed-by>
    <meta:document-statistic meta:table-count="1" meta:image-count="2" meta:object-count="0" meta:page-count="3" meta:paragraph-count="94" meta:word-count="461" meta:character-count="3634" meta:non-whitespace-character-count="3228"/>
    <meta:user-defined meta:name="AppVersion">15.0000</meta:user-defined>
    <meta:user-defined meta:name="MSIP_Label_d6709b0d-b46b-4f1e-a930-0bb7dae27672_ActionId">724b31d0-5670-4318-8bc7-90bf941eccf1</meta:user-defined>
    <meta:user-defined meta:name="MSIP_Label_d6709b0d-b46b-4f1e-a930-0bb7dae27672_ContentBits">0</meta:user-defined>
    <meta:user-defined meta:name="MSIP_Label_d6709b0d-b46b-4f1e-a930-0bb7dae27672_Enabled">true</meta:user-defined>
    <meta:user-defined meta:name="MSIP_Label_d6709b0d-b46b-4f1e-a930-0bb7dae27672_Method" meta:value-type="string">Privileged</meta:user-defined>
    <meta:user-defined meta:name="MSIP_Label_d6709b0d-b46b-4f1e-a930-0bb7dae27672_Name" meta:value-type="string">defa4170-0d19-0005-0000-bc88714345d2</meta:user-defined>
    <meta:user-defined meta:name="MSIP_Label_d6709b0d-b46b-4f1e-a930-0bb7dae27672_SetDate" meta:value-type="string">2025-09-09T10:53:04Z</meta:user-defined>
    <meta:user-defined meta:name="MSIP_Label_d6709b0d-b46b-4f1e-a930-0bb7dae27672_SiteId" meta:value-type="string">4ae01105-2790-4652-bbcb-c6dd32603e18</meta:user-defined>
    <meta:user-defined meta:name="MSIP_Label_d6709b0d-b46b-4f1e-a930-0bb7dae27672_Tag" meta:value-type="string">10, 0, 1, 1</meta:user-defined>
    <meta:template xlink:type="simple" xlink:actuate="onRequest" xlink:title="Normal.dotm" xlink:href=""/>
  </office:meta>
</office:document-meta>
</file>